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5.75cm"/>
    </style:style>
    <style:style style:name="gr5" style:family="graphic" style:parent-style-name="standard">
      <style:graphic-properties draw:fill="none" draw:textarea-vertical-align="middle" draw:auto-grow-height="false" fo:min-height="6.2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9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co1" style:family="table-column">
      <style:table-column-properties style:column-width="3.34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1.503cm" style:use-optimal-column-width="false"/>
    </style:style>
    <style:style style:name="co4" style:family="table-column">
      <style:table-column-properties style:column-width="1.294cm" style:use-optimal-column-width="false"/>
    </style:style>
    <style:style style:name="co5" style:family="table-column">
      <style:table-column-properties style:column-width="1.399cm" style:use-optimal-column-width="false"/>
    </style:style>
    <style:style style:name="co6" style:family="table-column">
      <style:table-column-properties style:column-width="1.398cm" style:use-optimal-column-width="false"/>
    </style:style>
    <style:style style:name="co7" style:family="table-column">
      <style:table-column-properties style:column-width="3.153cm" style:use-optimal-column-width="false"/>
    </style:style>
    <style:style style:name="co8" style:family="table-column">
      <style:table-column-properties style:column-width="3.156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072cm"/>
    </style:style>
    <style:style style:name="ro5" style:family="table-row">
      <style:table-row-properties style:row-height="1.254cm"/>
    </style:style>
    <style:style style:name="ce1" style:family="table-cell">
      <style:paragraph-properties fo:text-align="center"/>
      <style:text-properties fo:color="#ce181e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color="#00599d"/>
    </style:style>
    <style:style style:name="ce4" style:family="table-cell">
      <style:paragraph-properties fo:text-align="center"/>
      <style:text-properties fo:color="#72bf44"/>
    </style:style>
    <style:style style:name="ce5" style:family="table-cell">
      <style:paragraph-properties fo:text-align="center"/>
      <style:text-properties fo:color="#faa61a"/>
    </style:style>
    <style:style style:name="ce6" style:family="table-cell">
      <style:paragraph-properties fo:text-align="center"/>
      <style:text-properties fo:color="#00864b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5822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58220" fo:font-size="18pt"/>
    </style:style>
    <style:style style:name="T9" style:family="text">
      <style:text-properties fo:color="#f58220" style:text-position="-33% 58%" fo:font-size="18pt"/>
    </style:style>
    <style:style style:name="T10" style:family="text">
      <style:text-properties fo:font-size="18pt"/>
    </style:style>
    <style:style style:name="T11" style:family="text">
      <style:text-properties fo:color="#72bf44" fo:font-size="18pt" fo:background-color="transparent"/>
    </style:style>
    <style:style style:name="T12" style:family="text">
      <style:text-properties fo:color="#72bf44" style:text-position="-33% 58%" fo:font-size="18pt" fo:background-color="transparent"/>
    </style:style>
    <style:style style:name="T13" style:family="text">
      <style:text-properties fo:font-variant="normal" fo:text-transform="none" fo:color="#00864b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64b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2bf44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2bf44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58220" style:text-position="0% 100%" fo:font-size="18pt"/>
    </style:style>
    <style:style style:name="T20" style:family="text">
      <style:text-properties fo:color="#0066b3" fo:font-size="18pt" fo:font-weight="bold" style:font-weight-asian="bold" style:font-weight-complex="bold"/>
    </style:style>
    <style:style style:name="T21" style:family="text">
      <style:text-properties fo:color="#0066b3" style:text-position="-33% 58%" fo:font-size="18pt" fo:font-weight="bold" style:font-weight-asian="bold" style:font-weight-complex="bold"/>
    </style:style>
    <style:style style:name="T22" style:family="text">
      <style:text-properties fo:color="#ce181e" fo:font-size="18pt"/>
    </style:style>
    <style:style style:name="T23" style:family="text">
      <style:text-properties fo:color="#ce181e" style:text-position="-33% 58%" fo:font-size="18pt"/>
    </style:style>
    <style:style style:name="T24" style:family="text">
      <style:text-properties fo:color="#00599d" fo:font-size="18pt" fo:font-weight="bold" style:font-weight-asian="bold" style:font-weight-complex="bold"/>
    </style:style>
    <style:style style:name="T25" style:family="text">
      <style:text-properties fo:color="#00599d" style:text-position="-33% 58%" fo:font-size="18pt" fo:font-weight="bold" style:font-weight-asian="bold" style:font-weight-complex="bold"/>
    </style:style>
    <style:style style:name="T26" style:family="text">
      <style:text-properties fo:color="#000000" style:text-position="-33% 58%" fo:font-size="18pt"/>
    </style:style>
    <style:style style:name="T27" style:family="text">
      <style:text-properties fo:color="#000000" style:text-position="0% 100%" fo:font-size="18pt"/>
    </style:style>
    <style:style style:name="T28" style:family="text">
      <style:text-properties fo:color="#00599d" fo:font-size="18pt"/>
    </style:style>
    <style:style style:name="T29" style:family="text">
      <style:text-properties fo:color="#00599d" style:text-position="-33% 58%" fo:font-size="18pt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color="#72bf44" fo:font-size="18pt"/>
    </style:style>
    <style:style style:name="T32" style:family="text">
      <style:text-properties fo:color="#72bf44" style:text-position="-33% 58%" fo:font-size="18pt"/>
    </style:style>
    <style:style style:name="T33" style:family="text">
      <style:text-properties fo:color="#faa61a" fo:font-size="18pt"/>
    </style:style>
    <style:style style:name="T34" style:family="text">
      <style:text-properties fo:color="#faa61a" style:text-position="-33% 58%" fo:font-size="18pt"/>
    </style:style>
    <style:style style:name="T35" style:family="text">
      <style:text-properties fo:color="#00864b" fo:font-size="18pt"/>
    </style:style>
    <style:style style:name="T36" style:family="text">
      <style:text-properties fo:color="#00864b" style:text-position="-33% 58%" fo:font-size="18pt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b3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b3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5822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58220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a65d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64b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64b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cm" svg:height="4.566cm" svg:x="0.8cm" svg:y="0.682cm">
          <draw:text-box>
            <text:p><text:span text:style-name="T1">M</text:span><text:span text:style-name="T2">i</text:span><text:span text:style-name="T3">:</text:span><text:span text:style-name="T4"> foreground activities (</text:span><text:span text:style-name="T5">M</text:span><text:span text:style-name="T6">0</text:span><text:span text:style-name="T7"> is root model)</text:span></text:p>
            <text:p><text:span text:style-name="T8">B</text:span><text:span text:style-name="T9">i</text:span><text:span text:style-name="T8"> </text:span><text:span text:style-name="T10">: background activities (tech &amp; bio)</text:span></text:p>
            <text:p><text:span text:style-name="T11">I</text:span><text:span text:style-name="T12">i</text:span><text:span text:style-name="T10"> : impacts</text:span></text:p>
            <text:p><text:span text:style-name="T13">K</text:span><text:span text:style-name="T14">ij </text:span><text:span text:style-name="T15">:</text:span><text:span text:style-name="T16">: static value of impact </text:span><text:span text:style-name="T17">I</text:span><text:span text:style-name="T18">i</text:span><text:span text:style-name="T16">  for background activity </text:span><text:span text:style-name="T19">B</text:span><text:span text:style-name="T9">j</text:span><text:span text:style-name="T19"> </text:span></text:p>
            <text:p><text:span text:style-name="T20">P</text:span><text:span text:style-name="T21">i </text:span><text:span text:style-name="T10">: parameters</text:span></text:p>
          </draw:text-box>
        </draw:frame>
        <draw:frame draw:style-name="standard" draw:layer="layout" svg:width="3.348cm" svg:height="4.343cm" svg:x="2.2cm" svg:y="6.275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2">M</text:span><text:span text:style-name="T23">0</text:span></text:p>
              </table:table-cell>
            </table:table-row>
            <table:table-row table:style-name="ro2">
              <table:table-cell table:style-name="ce2">
                <text:p text:style-name="P2"><text:span text:style-name="T10">2.0</text:span></text:p>
              </table:table-cell>
            </table:table-row>
            <table:table-row table:style-name="ro1">
              <table:table-cell table:style-name="ce2">
                <text:p text:style-name="P2"><text:span text:style-name="T10">4 x </text:span><text:span text:style-name="T24">P</text:span><text:span text:style-name="T25">1</text:span></text:p>
              </table:table-cell>
            </table:table-row>
            <table:table-row table:style-name="ro1">
              <table:table-cell table:style-name="ce2">
                <text:p text:style-name="P2"><text:span text:style-name="T24">P</text:span><text:span text:style-name="T25">2</text:span><text:span text:style-name="T10"> x </text:span><text:span text:style-name="T24">P</text:span><text:span text:style-name="T25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49cm" svg:height="3.581cm" svg:x="8.297cm" svg:y="4.8cm">
          <table:table table:template-name="yellow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"><text:span text:style-name="T22">M</text:span><text:span text:style-name="T23">1</text:span></text:p>
              </table:table-cell>
            </table:table-row>
            <table:table-row table:style-name="ro4">
              <table:table-cell table:style-name="ce2">
                <text:p text:style-name="P2"><text:span text:style-name="T10">4.2</text:span></text:p>
              </table:table-cell>
            </table:table-row>
            <table:table-row table:style-name="ro5">
              <table:table-cell table:style-name="ce3">
                <text:p text:style-name="P2"><text:span text:style-name="T24">P</text:span><text:span text:style-name="T25">2</text:span><text:span text:style-name="T26"> </text:span><text:span text:style-name="T27">- 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49cm" svg:height="4.191cm" svg:x="8.426cm" svg:y="9.742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2"><text:span text:style-name="T22">M</text:span><text:span text:style-name="T23">2</text:span></text:p>
              </table:table-cell>
            </table:table-row>
            <table:table-row table:style-name="ro2">
              <table:table-cell table:style-name="ce2">
                <text:p text:style-name="P2"><text:span text:style-name="T10">0.04</text:span></text:p>
              </table:table-cell>
            </table:table-row>
            <table:table-row table:style-name="ro2">
              <table:table-cell table:style-name="ce2">
                <text:p text:style-name="P2"><text:span text:style-name="T10">0.3</text:span></text:p>
              </table:table-cell>
            </table:table-row>
            <table:table-row table:style-name="ro1">
              <table:table-cell table:style-name="ce2">
                <text:p text:style-name="P2"><text:span text:style-name="T10">sin(</text:span><text:span text:style-name="T28">P</text:span><text:span text:style-name="T29">5</text:span><text:span text:style-name="T10">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6.924cm" svg:height="1.474cm" svg:x="17.15cm" svg:y="12.163cm">
          <draw:text-box>
            <text:p><text:span text:style-name="T30"><text:s text:c="7"/></text:span><text:span text:style-name="T30">Static LCA of bg activities</text:span></text:p>
          </draw:text-box>
        </draw:frame>
        <draw:line draw:style-name="gr3" draw:text-style-name="P4" draw:layer="layout" svg:x1="11.647cm" svg:y1="6.6cm" svg:x2="16.993cm" svg:y2="7.865cm">
          <text:p/>
        </draw:line>
        <draw:line draw:style-name="gr3" draw:text-style-name="P4" draw:layer="layout" svg:x1="5.548cm" svg:y1="7.8cm" svg:x2="8.297cm" svg:y2="5.4cm">
          <text:p/>
        </draw:line>
        <draw:line draw:style-name="gr3" draw:text-style-name="P4" draw:layer="layout" svg:x1="5.549cm" svg:y1="10cm" svg:x2="8.426cm" svg:y2="10.2cm">
          <text:p/>
        </draw:line>
        <draw:line draw:style-name="gr3" draw:text-style-name="P4" draw:layer="layout" svg:x1="5.549cm" svg:y1="9cm" svg:x2="16.994cm" svg:y2="9.4cm">
          <text:p/>
        </draw:line>
        <draw:line draw:style-name="gr3" draw:text-style-name="P4" draw:layer="layout" svg:x1="11.775cm" svg:y1="12.2cm" svg:x2="16.994cm" svg:y2="11.494cm">
          <text:p/>
        </draw:line>
        <draw:line draw:style-name="gr3" draw:text-style-name="P4" draw:layer="layout" svg:x1="11.775cm" svg:y1="11.4cm" svg:x2="16.994cm" svg:y2="10.2cm">
          <text:p/>
        </draw:line>
        <draw:line draw:style-name="gr3" draw:text-style-name="P4" draw:layer="layout" svg:x1="11.775cm" svg:y1="13.2cm" svg:x2="16.994cm" svg:y2="12.6cm">
          <text:p/>
        </draw:line>
        <draw:frame draw:style-name="standard" draw:layer="layout" svg:width="6.992cm" svg:height="6.743cm" svg:x="16.994cm" svg:y="6.485cm">
          <table:table table:template-name="bw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1" table:default-cell-style-name="ce4">
              <table:table-cell table:style-name="ce2"/>
              <table:table-cell>
                <text:p text:style-name="P2"><text:span text:style-name="T31">I</text:span><text:span text:style-name="T32">1</text:span></text:p>
              </table:table-cell>
              <table:table-cell>
                <text:p text:style-name="P2"><text:span text:style-name="T31">I</text:span><text:span text:style-name="T32">2</text:span></text:p>
              </table:table-cell>
              <table:table-cell>
                <text:p text:style-name="P2"><text:span text:style-name="T31">I</text:span><text:span text:style-name="T32">3</text:span></text:p>
              </table:table-cell>
              <table:table-cell>
                <text:p text:style-name="P2"><text:span text:style-name="T31">I</text:span><text:span text:style-name="T32">4</text:span></text:p>
              </table:table-cell>
            </table:table-row>
            <table:table-row table:style-name="ro1" table:default-cell-style-name="ce6">
              <table:table-cell table:style-name="ce5">
                <text:p text:style-name="P2"><text:span text:style-name="T33">B</text:span><text:span text:style-name="T34">1</text:span></text:p>
              </table:table-cell>
              <table:table-cell>
                <text:p text:style-name="P2"><text:span text:style-name="T35">k</text:span><text:span text:style-name="T36">11</text:span></text:p>
              </table:table-cell>
              <table:table-cell>
                <text:p text:style-name="P2"><text:span text:style-name="T35">k</text:span><text:span text:style-name="T36">12</text:span></text:p>
              </table:table-cell>
              <table:table-cell>
                <text:p text:style-name="P2"><text:span text:style-name="T35">k</text:span><text:span text:style-name="T36">13</text:span></text:p>
              </table:table-cell>
              <table:table-cell>
                <text:p text:style-name="P2"><text:span text:style-name="T35">k</text:span><text:span text:style-name="T36">14</text:span></text:p>
              </table:table-cell>
            </table:table-row>
            <table:table-row table:style-name="ro1" table:default-cell-style-name="ce6">
              <table:table-cell table:style-name="ce5">
                <text:p text:style-name="P2"><text:span text:style-name="T33">B</text:span><text:span text:style-name="T34">2</text:span></text:p>
              </table:table-cell>
              <table:table-cell>
                <text:p text:style-name="P2"><text:span text:style-name="T35">k</text:span><text:span text:style-name="T36">21</text:span></text:p>
              </table:table-cell>
              <table:table-cell>
                <text:p text:style-name="P2"><text:span text:style-name="T35">k</text:span><text:span text:style-name="T36">22</text:span></text:p>
              </table:table-cell>
              <table:table-cell>
                <text:p text:style-name="P2"><text:span text:style-name="T35">k</text:span><text:span text:style-name="T36">23</text:span></text:p>
              </table:table-cell>
              <table:table-cell>
                <text:p text:style-name="P2"><text:span text:style-name="T35">k</text:span><text:span text:style-name="T36">24</text:span></text:p>
              </table:table-cell>
            </table:table-row>
            <table:table-row table:style-name="ro1" table:default-cell-style-name="ce2">
              <table:table-cell table:style-name="ce5">
                <text:p text:style-name="P2"><text:span text:style-name="T33">B</text:span><text:span text:style-name="T34">3</text:span></text:p>
              </table:table-cell>
              <table:table-cell>
                <text:p text:style-name="P2"><text:span text:style-name="T35">k</text:span><text:span text:style-name="T36">31</text:span></text:p>
              </table:table-cell>
              <table:table-cell>
                <text:p text:style-name="P2"><text:span text:style-name="T35">k</text:span><text:span text:style-name="T36">32</text:span></text:p>
              </table:table-cell>
              <table:table-cell>
                <text:p text:style-name="P2"><text:span text:style-name="T35">k</text:span><text:span text:style-name="T36">33</text:span></text:p>
              </table:table-cell>
              <table:table-cell>
                <text:p text:style-name="P2"><text:span text:style-name="T35">k</text:span><text:span text:style-name="T36">34</text:span></text:p>
              </table:table-cell>
            </table:table-row>
            <table:table-row table:style-name="ro1" table:default-cell-style-name="ce2">
              <table:table-cell table:style-name="ce5">
                <text:p text:style-name="P2"><text:span text:style-name="T33">B</text:span><text:span text:style-name="T34">4</text:span></text:p>
              </table:table-cell>
              <table:table-cell>
                <text:p text:style-name="P2"><text:span text:style-name="T35">k</text:span><text:span text:style-name="T36">41</text:span></text:p>
              </table:table-cell>
              <table:table-cell>
                <text:p text:style-name="P2"><text:span text:style-name="T35">k</text:span><text:span text:style-name="T36">42</text:span></text:p>
              </table:table-cell>
              <table:table-cell>
                <text:p text:style-name="P2"><text:span text:style-name="T35">k</text:span><text:span text:style-name="T36">43</text:span></text:p>
              </table:table-cell>
              <table:table-cell>
                <text:p text:style-name="P2"><text:span text:style-name="T35">k</text:span><text:span text:style-name="T36">44</text:span></text:p>
              </table:table-cell>
            </table:table-row>
            <table:table-row table:style-name="ro1" table:default-cell-style-name="ce2">
              <table:table-cell table:style-name="ce5">
                <text:p text:style-name="P2"><text:span text:style-name="T33">B</text:span><text:span text:style-name="T34">5</text:span></text:p>
              </table:table-cell>
              <table:table-cell>
                <text:p text:style-name="P2"><text:span text:style-name="T35">k</text:span><text:span text:style-name="T36">51</text:span></text:p>
              </table:table-cell>
              <table:table-cell>
                <text:p text:style-name="P2"><text:span text:style-name="T35">k</text:span><text:span text:style-name="T36">52</text:span></text:p>
              </table:table-cell>
              <table:table-cell>
                <text:p text:style-name="P2"><text:span text:style-name="T35">k</text:span><text:span text:style-name="T36">53</text:span></text:p>
              </table:table-cell>
              <table:table-cell>
                <text:p text:style-name="P2"><text:span text:style-name="T35">k</text:span><text:span text:style-name="T36">5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4.8cm" svg:height="6cm" svg:x="1.4cm" svg:y="14.8cm">
          <draw:text-box>
            <text:p><text:span text:style-name="T37">We </text:span><text:span text:style-name="T37">develop </text:span><text:span text:style-name="T37">the root </text:span><text:span text:style-name="T37">model</text:span><text:span text:style-name="T38"> </text:span><text:span text:style-name="T39">M</text:span><text:span text:style-name="T40">0 </text:span><text:span text:style-name="T41">as </text:span><text:span text:style-name="T41">function </text:span><text:span text:style-name="T41">of </text:span><text:span text:style-name="T42">backgro</text:span><text:span text:style-name="T42">und</text:span><text:span text:style-name="T41"> </text:span><text:span text:style-name="T42">activitie</text:span><text:span text:style-name="T42">s</text:span><text:span text:style-name="T41"> and </text:span><text:span text:style-name="T42">params</text:span></text:p>
            <text:p><text:span text:style-name="T39">M</text:span><text:span text:style-name="T40">0</text:span><text:span text:style-name="T43"> = </text:span><text:span text:style-name="T43">f(</text:span><text:span text:style-name="T39">M</text:span><text:span text:style-name="T40">i</text:span><text:span text:style-name="T43">, </text:span><text:span text:style-name="T44">P</text:span><text:span text:style-name="T45">i</text:span><text:span text:style-name="T43">) </text:span><text:span text:style-name="T43">= <text:s/>f’(</text:span><text:span text:style-name="T46">B</text:span><text:span text:style-name="T47">i</text:span><text:span text:style-name="T43">, </text:span><text:span text:style-name="T44">P</text:span><text:span text:style-name="T45">i</text:span><text:span text:style-name="T48">)</text:span><text:span text:style-name="T48"><text:line-break/></text:span><text:span text:style-name="T48"/></text:p>
            <text:p><text:span text:style-name="T49">Each</text:span><text:span text:style-name="T48"> </text:span><text:span text:style-name="T49">impact</text:span><text:span text:style-name="T48"> </text:span><text:span text:style-name="T48">is then </text:span><text:span text:style-name="T48">expresse</text:span><text:span text:style-name="T48">d as a </text:span><text:span text:style-name="T49">separate</text:span><text:span text:style-name="T48"> </text:span><text:span text:style-name="T49">function</text:span><text:span text:style-name="T48"> </text:span><text:span text:style-name="T48">of </text:span><text:span text:style-name="T49">params</text:span><text:span text:style-name="T48"> </text:span><text:span text:style-name="T48">only </text:span><text:span text:style-name="T48"><text:line-break/></text:span><text:span text:style-name="T50">I</text:span><text:span text:style-name="T51">i</text:span><text:span text:style-name="T48">(</text:span><text:span text:style-name="T52">M</text:span><text:span text:style-name="T53">0</text:span><text:span text:style-name="T43">) = </text:span><text:span text:style-name="T43">f</text:span><text:span text:style-name="T15">i</text:span><text:span text:style-name="T43">(</text:span><text:span text:style-name="T54">k</text:span><text:span text:style-name="T55">ij </text:span><text:span text:style-name="T10">, </text:span><text:span text:style-name="T24">P</text:span><text:span text:style-name="T25">i</text:span><text:span text:style-name="T10">) </text:span></text:p>
            <text:p><text:span text:style-name="T10"/></text:p>
          </draw:text-box>
        </draw:frame>
        <draw:custom-shape draw:style-name="gr5" draw:text-style-name="P4" draw:layer="layout" svg:width="1.128cm" svg:height="6.808cm" draw:transform="rotate (-1.58510802666125) translate (23.817cm 5.2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8.647cm" svg:height="0.962cm" svg:x="16.153cm" svg:y="4.6cm">
          <draw:text-box>
            <text:p><text:span text:style-name="T56">Static impacts of bg activities</text:span></text:p>
          </draw:text-box>
        </draw:frame>
        <draw:frame draw:style-name="standard" draw:layer="layout" svg:width="15.767cm" svg:height="2.247cm" svg:x="5.342cm" svg:y="19.284cm">
          <table:table table:template-name="bw" table:use-first-row-styles="true" table:use-first-column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4">
              <table:table-cell table:style-name="ce2"/>
              <table:table-cell>
                <text:p text:style-name="P2"><text:span text:style-name="T31">I</text:span><text:span text:style-name="T32">1</text:span></text:p>
              </table:table-cell>
              <table:table-cell>
                <text:p text:style-name="P2"><text:span text:style-name="T31">I</text:span><text:span text:style-name="T32">2</text:span></text:p>
              </table:table-cell>
              <table:table-cell>
                <text:p text:style-name="P2"><text:span text:style-name="T31">I</text:span><text:span text:style-name="T32">3</text:span></text:p>
              </table:table-cell>
              <table:table-cell>
                <text:p text:style-name="P2"><text:span text:style-name="T31">I</text:span><text:span text:style-name="T32">4</text:span></text:p>
              </table:table-cell>
            </table:table-row>
            <table:table-row table:style-name="ro1" table:default-cell-style-name="ce6">
              <table:table-cell table:style-name="ce5">
                <text:p text:style-name="P2"><text:span text:style-name="T22">M</text:span><text:span text:style-name="T23">o</text:span></text:p>
              </table:table-cell>
              <table:table-cell>
                <text:p text:style-name="P2"><text:span text:style-name="T13">f</text:span><text:span text:style-name="T14">1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  <table:table-cell>
                <text:p text:style-name="P2"><text:span text:style-name="T13">f</text:span><text:span text:style-name="T14">2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  <table:table-cell>
                <text:p text:style-name="P2"><text:span text:style-name="T13">f</text:span><text:span text:style-name="T14">3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  <table:table-cell>
                <text:p text:style-name="P2"><text:span text:style-name="T13">f</text:span><text:span text:style-name="T14">4</text:span><text:span text:style-name="T13">(k</text:span><text:span text:style-name="T14">ij </text:span><text:span text:style-name="T35">, </text:span><text:span text:style-name="T24">P</text:span><text:span text:style-name="T25">i</text:span><text:span text:style-name="T35">)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4" draw:layer="layout" svg:x1="11.648cm" svg:y1="7.735cm" svg:x2="16.994cm" svg:y2="9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579cm" svg:height="7.047cm" svg:x="1.357cm" svg:y="2.397cm"/>
      <draw:page-thumbnail draw:layer="backgroundobjects" svg:width="8.579cm" svg:height="7.047cm" svg:x="1.357cm" svg:y="10.445cm"/>
      <draw:page-thumbnail draw:layer="backgroundobjects" svg:width="8.579cm" svg:height="7.047cm" svg:x="1.357cm" svg:y="18.493cm"/>
      <draw:page-thumbnail draw:layer="backgroundobjects" svg:width="8.579cm" svg:height="7.047cm" svg:x="11.652cm" svg:y="2.397cm"/>
      <draw:page-thumbnail draw:layer="backgroundobjects" svg:width="8.579cm" svg:height="7.047cm" svg:x="11.652cm" svg:y="10.445cm"/>
      <draw:page-thumbnail draw:layer="backgroundobjects" svg:width="8.579cm" svg:height="7.047cm" svg:x="11.652cm" svg:y="18.49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4:08:36.290212549</meta:creation-date>
    <meta:generator>LibreOffice/6.0.7.3$Linux_X86_64 LibreOffice_project/00m0$Build-3</meta:generator>
    <dc:date>2020-03-10T14:38:44.455842010</dc:date>
    <meta:editing-duration>PT1H16S</meta:editing-duration>
    <meta:editing-cycles>22</meta:editing-cycles>
    <meta:document-statistic meta:object-count="41"/>
  </office:meta>
</office:document-meta>
</file>